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none" fo:font-weight="bold" officeooo:rsid="0017d64e" officeooo:paragraph-rsid="0017d64e" style:font-size-asian="13.1000003814697pt" style:font-weight-asian="bold" style:font-size-complex="15pt" style:font-weight-complex="bold"/>
    </style:style>
    <style:style style:name="P2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solid" style:text-underline-width="auto" style:text-underline-color="font-color" fo:font-weight="bold" officeooo:rsid="0017d64e" officeooo:paragraph-rsid="0017d64e" style:font-size-asian="13.1000003814697pt" style:font-weight-asian="bold" style:font-size-complex="15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in" fo:margin-right="-0.4366in" fo:text-indent="0in" style:auto-text-indent="false" style:page-number="auto" fo:background-color="transparent"/>
      <style:text-properties fo:font-size="18pt" style:text-underline-style="none" fo:font-weight="normal" officeooo:rsid="0017d64e" officeooo:paragraph-rsid="0017d64e" style:font-size-asian="15.75pt" style:font-weight-asian="normal" style:font-size-complex="18pt" style:font-weight-complex="normal"/>
    </style:style>
    <style:style style:name="P4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8pt" style:text-underline-style="none" fo:font-weight="bold" officeooo:rsid="0017d64e" officeooo:paragraph-rsid="0017d64e" style:font-size-asian="15.75pt" style:font-weight-asian="bold" style:font-size-complex="18pt" style:font-weight-complex="bold"/>
    </style:style>
    <style:style style:name="P5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none" fo:font-weight="normal" officeooo:rsid="00186421" officeooo:paragraph-rsid="0017d64e" style:font-size-asian="13.1000003814697pt" style:font-weight-asian="normal" style:font-size-complex="15pt" style:font-weight-complex="normal"/>
    </style:style>
    <style:style style:name="P6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none" fo:font-weight="normal" officeooo:rsid="00186421" officeooo:paragraph-rsid="00186421" style:font-size-asian="13.1000003814697pt" style:font-weight-asian="normal" style:font-size-complex="15pt" style:font-weight-complex="normal"/>
    </style:style>
    <style:style style:name="P7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none" fo:font-weight="normal" officeooo:rsid="001c5f90" officeooo:paragraph-rsid="001c5f90" style:font-size-asian="15pt" style:font-weight-asian="normal" style:font-size-complex="15pt" style:font-weight-complex="normal"/>
    </style:style>
    <style:style style:name="P8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none" fo:font-weight="normal" officeooo:rsid="001c5f90" officeooo:paragraph-rsid="001de89d" style:font-size-asian="15pt" style:font-weight-asian="normal" style:font-size-complex="15pt" style:font-weight-complex="normal"/>
    </style:style>
    <style:style style:name="P9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none" fo:font-weight="normal" officeooo:rsid="001de89d" officeooo:paragraph-rsid="001de89d" style:font-size-asian="15pt" style:font-weight-asian="normal" style:font-size-complex="15pt" style:font-weight-complex="normal"/>
    </style:style>
    <style:style style:name="P10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none" fo:font-weight="bold" officeooo:rsid="00186421" officeooo:paragraph-rsid="00186421" style:font-size-asian="13.1000003814697pt" style:font-weight-asian="bold" style:font-size-complex="15pt" style:font-weight-complex="bold"/>
    </style:style>
    <style:style style:name="P11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5pt" style:text-underline-style="solid" style:text-underline-width="auto" style:text-underline-color="font-color" fo:font-weight="bold" officeooo:rsid="001c5f90" officeooo:paragraph-rsid="001c5f90" style:font-size-asian="15pt" style:font-weight-asian="bold" style:font-size-complex="15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fo:font-size="20pt" style:text-underline-style="solid" style:text-underline-width="auto" style:text-underline-color="font-color" fo:font-weight="bold" officeooo:rsid="0017d64e" officeooo:paragraph-rsid="0017d64e" style:font-size-asian="17.5pt" style:font-weight-asian="bold" style:font-size-complex="20pt" style:font-weight-complex="bold"/>
    </style:style>
    <style:style style:name="P13" style:family="paragraph" style:parent-style-name="Standard">
      <loext:graphic-properties draw:fill="none"/>
      <style:paragraph-properties fo:margin-left="0in" fo:margin-right="-0.4366in" fo:text-indent="0in" style:auto-text-indent="false" fo:background-color="transparent"/>
      <style:text-properties fo:font-size="18pt" style:text-underline-style="none" fo:font-weight="bold" officeooo:rsid="001c5f90" officeooo:paragraph-rsid="001c5f90" style:font-size-asian="18pt" style:font-weight-asian="bold" style:font-size-complex="18pt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6421" style:font-weight-asian="normal" style:font-weight-complex="normal"/>
    </style:style>
    <style:style style:name="T4" style:family="text">
      <style:text-properties fo:font-weight="normal" officeooo:rsid="0019beff" style:font-weight-asian="normal" style:font-weight-complex="normal"/>
    </style:style>
    <style:style style:name="T5" style:family="text">
      <style:text-properties fo:font-weight="normal" officeooo:rsid="001b2650" style:font-weight-asian="normal" style:font-weight-complex="normal"/>
    </style:style>
    <style:style style:name="T6" style:family="text">
      <style:text-properties officeooo:rsid="001de8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Javascript<text:span text:style-name="T1"> </text:span>Internship</text:p>
      <text:p text:style-name="P3"><text:tab/><text:tab/><text:tab/><text:tab/><text:tab/><text:tab/><text:tab/><text:tab/><text:tab/><text:tab/><text:tab/><text:tab/><text:tab/></text:p>
      <text:p text:style-name="P4">Day:1</text:p>
      <text:p text:style-name="P2">28/05/2024</text:p>
      <text:p text:style-name="P2"/>
      <text:p text:style-name="P1"><text:tab/><text:tab/><text:tab/><text:span text:style-name="T2">The internship started on 28/05/</text:span><text:span text:style-name="T3">2024.First day was introduction day.</text:span><text:span text:style-name="T4">This section includes:-</text:span></text:p>
      <text:p text:style-name="P5"/>
      <text:p text:style-name="P6">1. Principle of computer.</text:p>
      <text:p text:style-name="P6">2.Types of application,windows ,web and moblie application.</text:p>
      <text:p text:style-name="P6">3.Type of websites.</text:p>
      <text:p text:style-name="P6">4.Explain static and dynamic website.</text:p>
      <text:p text:style-name="P6">5.Introduce javascript.</text:p>
      <text:p text:style-name="P6">6.Features of javascript.</text:p>
      <text:p text:style-name="P6">7.Explain variables.</text:p>
      <text:p text:style-name="P6">8.Explain 4 ways to declare variable.</text:p>
      <text:p text:style-name="P6">9.Introduce VS code and node js.</text:p>
      <text:p text:style-name="P6">10. Type conversion in javascript.(Implicit and Explicit).</text:p>
      <text:p text:style-name="P6"/>
      <text:p text:style-name="P10"><text:span text:style-name="T2"><text:tab/><text:tab/>This will be in hands on training mode.so we completed 6 Tasks and 4 Assignments.Total 10 program</text:span><text:span text:style-name="T5">s</text:span><text:span text:style-name="T2"> completed in the introduction day.</text:span></text:p>
      <text:p text:style-name="P10"><text:span text:style-name="T2"/></text:p>
      <text:p text:style-name="P10"><text:span text:style-name="T2"/></text:p>
      <text:p text:style-name="P13">Day:2</text:p>
      <text:p text:style-name="P11">29/05/2024</text:p>
      <text:p text:style-name="P11"/>
      <text:p text:style-name="P7"><text:tab/><text:tab/>The hands on training will started on 9:45 AM.we covered the following sections.</text:p>
      <text:p text:style-name="P7"/>
      <text:p text:style-name="P7">1. Strict keyword and use of strict word with example.</text:p>
      <text:p text:style-name="P7">2. Expression.</text:p>
      <text:p text:style-name="P7">3. Comment explain about comment in programming languages.</text:p>
      <text:p text:style-name="P7">4. Ready data from user.This section will explain how data is access from keyboard</text:p>
      <text:p text:style-name="P7"><text:s text:c="4"/>and done three programes based on this session.</text:p>
      <text:p text:style-name="P7">5. Operators:</text:p>
      <text:p text:style-name="P7"><text:tab/><text:tab/></text:p>
      <text:p text:style-name="P7"><text:tab/><text:tab/>*<text:span text:style-name="T6">Arithmetic operators.</text:span></text:p>
      <text:p text:style-name="P7"><text:tab/><text:tab/>*<text:span text:style-name="T6">Comparision operators.</text:span></text:p>
      <text:p text:style-name="P7"><text:tab/><text:tab/>*<text:span text:style-name="T6">Logical operators.</text:span></text:p>
      <text:p text:style-name="P7"/>
      <text:p text:style-name="P8"><text:tab/><text:span text:style-name="T6">we covered the above session with different example and programs.</text:span></text:p>
      <text:p text:style-name="P8"><text:soft-page-break/><text:span text:style-name="T6">6. Conditional Statement.</text:span></text:p>
      <text:p text:style-name="P8"/>
      <text:p text:style-name="P9">We did a program to check weather the person is eligible for vote by using if else statement</text:p>
      <text:p text:style-name="P7"><text:s text:c="4"/></text:p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5:43:09.231385228</meta:creation-date>
    <dc:date>2024-05-29T16:07:30.280494591</dc:date>
    <meta:editing-duration>PT12M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33" meta:word-count="178" meta:character-count="1241" meta:non-whitespace-character-count="1056"/>
  </office:meta>
</office:document-meta>
</file>